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6633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cc0066"/>
    </style:style>
    <style:style style:name="ce6" style:family="table-cell" style:parent-style-name="Default">
      <style:table-cell-properties fo:background-color="#0099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4" office:value-type="float" office:value="25" calcext:value-type="float">
            <text:p>25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/>
          <table:table-cell table:style-name="ce6" office:value-type="float" office:value="2" calcext:value-type="float">
            <text:p>2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5"/>
          <table:table-cell table:style-name="ce2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table:style-name="ce6" office:value-type="float" office:value="2" calcext:value-type="float">
            <text:p>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  <table:table-cell table:style-name="ce5" office:value-type="float" office:value="33" calcext:value-type="float">
            <text:p>33</text:p>
          </table:table-cell>
          <table:table-cell table:number-columns-repeated="16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  <table:table-cell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style-name="ce5" office:value-type="float" office:value="33" calcext:value-type="float">
            <text:p>33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style-name="ce5" office:value-type="float" office:value="33" calcext:value-type="float">
            <text:p>33</text:p>
          </table:table-cell>
          <table:table-cell table:number-columns-repeated="10"/>
          <table:table-cell table:style-name="ce6" office:value-type="float" office:value="2" calcext:value-type="float">
            <text:p>2</text:p>
          </table:table-cell>
          <table:table-cell table:number-columns-repeated="1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4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1:16:00.8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1:16:19.991000000</dc:date>
    <meta:editing-duration>P2DT2H18M18S</meta:editing-duration>
    <meta:editing-cycles>26</meta:editing-cycles>
    <meta:generator>LibreOffice/5.1.3.2$Windows_x86 LibreOffice_project/644e4637d1d8544fd9f56425bd6cec110e49301b</meta:generator>
    <meta:document-statistic meta:table-count="1" meta:cell-count="122" meta:object-count="0"/>
  </office:meta>
</office:document-meta>
</file>